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line-height="100%"/>
      <style:text-properties officeooo:rsid="0017dc70" officeooo:paragraph-rsid="0017dc70"/>
    </style:style>
    <style:style style:name="P2" style:family="paragraph" style:parent-style-name="Standard">
      <style:paragraph-properties fo:line-height="100%"/>
      <style:text-properties officeooo:rsid="000a05b2" officeooo:paragraph-rsid="000a05b2"/>
    </style:style>
    <style:style style:name="P3" style:family="paragraph" style:parent-style-name="Standard">
      <style:paragraph-properties fo:line-height="100%"/>
      <style:text-properties officeooo:rsid="000d7bd9" officeooo:paragraph-rsid="000d7bd9"/>
    </style:style>
    <style:style style:name="P4" style:family="paragraph" style:parent-style-name="Standard">
      <style:paragraph-properties fo:line-height="100%"/>
      <style:text-properties officeooo:rsid="00138766" officeooo:paragraph-rsid="00138766"/>
    </style:style>
    <style:style style:name="P5" style:family="paragraph" style:parent-style-name="Standard">
      <style:paragraph-properties fo:line-height="100%"/>
      <style:text-properties officeooo:rsid="00138766" officeooo:paragraph-rsid="001464e1"/>
    </style:style>
    <style:style style:name="P6" style:family="paragraph" style:parent-style-name="Standard">
      <style:paragraph-properties fo:line-height="100%"/>
      <style:text-properties officeooo:rsid="001549fe" officeooo:paragraph-rsid="0015a10b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/>
      <style:text-properties officeooo:paragraph-rsid="000a05b2"/>
    </style:style>
    <style:style style:name="P9" style:family="paragraph" style:parent-style-name="Standard">
      <style:paragraph-properties fo:line-height="100%"/>
      <style:text-properties officeooo:rsid="000f0b0b" officeooo:paragraph-rsid="00269c70"/>
    </style:style>
    <style:style style:name="P10" style:family="paragraph" style:parent-style-name="Heading">
      <style:paragraph-properties fo:line-height="100%"/>
    </style:style>
    <style:style style:name="P11" style:family="paragraph" style:parent-style-name="Table_20_Contents">
      <style:paragraph-properties fo:line-height="100%" fo:text-align="center" style:justify-single-word="false"/>
      <style:text-properties officeooo:rsid="000a05b2" officeooo:paragraph-rsid="000a05b2"/>
    </style:style>
    <style:style style:name="P12" style:family="paragraph" style:parent-style-name="Table_20_Contents">
      <style:paragraph-properties fo:line-height="100%" fo:text-align="end" style:justify-single-word="false"/>
    </style:style>
    <style:style style:name="P13" style:family="paragraph" style:parent-style-name="Table_20_Contents">
      <style:paragraph-properties fo:line-height="100%" fo:text-align="end" style:justify-single-word="false"/>
      <style:text-properties officeooo:paragraph-rsid="001464e1"/>
    </style:style>
    <style:style style:name="P14" style:family="paragraph" style:parent-style-name="Table_20_Contents">
      <style:paragraph-properties fo:line-height="100%" fo:text-align="end" style:justify-single-word="false"/>
      <style:text-properties officeooo:paragraph-rsid="001549fe"/>
    </style:style>
    <style:style style:name="P15" style:family="paragraph" style:parent-style-name="Table_20_Contents">
      <style:paragraph-properties fo:line-height="100%" fo:text-align="center" style:justify-single-word="false"/>
    </style:style>
    <style:style style:name="P16" style:family="paragraph" style:parent-style-name="Table_20_Contents">
      <style:paragraph-properties fo:line-height="100%" fo:text-align="center" style:justify-single-word="false"/>
      <style:text-properties officeooo:paragraph-rsid="001464e1"/>
    </style:style>
    <style:style style:name="P17" style:family="paragraph" style:parent-style-name="Table_20_Contents">
      <style:paragraph-properties fo:line-height="100%" fo:text-align="center" style:justify-single-word="false"/>
      <style:text-properties officeooo:paragraph-rsid="001549fe"/>
    </style:style>
    <style:style style:name="P18" style:family="paragraph" style:parent-style-name="Standard">
      <style:paragraph-properties fo:line-height="100%"/>
      <style:text-properties officeooo:rsid="001cd776" officeooo:paragraph-rsid="002c2e3b"/>
    </style:style>
    <style:style style:name="P19" style:family="paragraph" style:parent-style-name="Standard">
      <style:paragraph-properties fo:line-height="100%"/>
      <style:text-properties officeooo:rsid="002c2e3b" officeooo:paragraph-rsid="002c2e3b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a05b2"/>
    </style:style>
    <style:style style:name="T2" style:family="text">
      <style:text-properties officeooo:rsid="000bc7b0"/>
    </style:style>
    <style:style style:name="T3" style:family="text">
      <style:text-properties officeooo:rsid="000d7bd9"/>
    </style:style>
    <style:style style:name="T4" style:family="text">
      <style:text-properties officeooo:rsid="00122ad0"/>
    </style:style>
    <style:style style:name="T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6" style:family="text">
      <style:text-properties officeooo:rsid="0020506e"/>
    </style:style>
    <style:style style:name="T7" style:family="text">
      <style:text-properties officeooo:rsid="002203df"/>
    </style:style>
    <style:style style:name="T8" style:family="text">
      <style:text-properties officeooo:rsid="00269c70"/>
    </style:style>
    <style:style style:name="T9" style:family="text">
      <style:text-properties officeooo:rsid="002ac87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entripetal acceleration and tangential velocity estimation:</text:p>
      <text:p text:style-name="P2"/>
      <text:p text:style-name="P2"><text:span text:style-name="T2">Acceleration in the NED earth frame</text:span> i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<draw:frame draw:style-name="fr1" draw:name="Object1" text:anchor-type="as-char" svg:y="-0.1728in" svg:width="1.0134in" svg:height="0.233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1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7"><text:span text:style-name="T1">Where <text:s/></text:span><text:span text:style-name="T1"><draw:frame draw:style-name="fr1" draw:name="Object2" text:anchor-type="as-char" svg:y="-0.1602in" svg:width="0.2575in" svg:height="0.2217in" draw:z-index="0"><draw:object xlink:href="./Object 2" xlink:type="simple" xlink:show="embed" xlink:actuate="onLoad"/><draw:image xlink:href="./ObjectReplacements/Object 2" xlink:type="simple" xlink:show="embed" xlink:actuate="onLoad"/></draw:frame></text:span> is the inertial acceleration measure<text:span text:style-name="T2">ment</text:span>, <text:span text:style-name="T1"><draw:frame draw:style-name="fr1" draw:name="Object3" text:anchor-type="as-char" svg:y="-0.1602in" svg:width="0.2575in" svg:height="0.1965in" draw:z-index="1"><draw:object xlink:href="./Object 3" xlink:type="simple" xlink:show="embed" xlink:actuate="onLoad"/><draw:image xlink:href="./ObjectReplacements/Object 3" xlink:type="simple" xlink:show="embed" xlink:actuate="onLoad"/></draw:frame></text:span> is acceleration with respect to the earth frame, and <draw:frame draw:style-name="fr1" draw:name="Object4" text:anchor-type="as-char" svg:y="-0.1484in" svg:width="0.378in" svg:height="0.2098in" draw:z-index="2"><draw:object xlink:href="./Object 4" xlink:type="simple" xlink:show="embed" xlink:actuate="onLoad"/><draw:image xlink:href="./ObjectReplacements/Object 4" xlink:type="simple" xlink:show="embed" xlink:actuate="onLoad"/></draw:frame> is the acceleration <text:span text:style-name="T1">due to gravity. If the vehicle is stationary with respect to the earth frame, the accelerometers will indicate upward acceleration of </text:span><text:span text:style-name="T1"><draw:frame draw:style-name="fr1" draw:name="Object7" text:anchor-type="as-char" svg:y="-0.1484in" svg:width="0.5083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since </text:span><text:span text:style-name="T1"><draw:frame draw:style-name="fr1" draw:name="Object8" text:anchor-type="as-char" svg:y="-0.1484in" svg:width="0.1646in" svg:height="0.184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ints downward in the NED frame.</text:span></text:p>
      <text:p text:style-name="P8"/>
      <text:p text:style-name="P2">In a coordinated turn <text:span text:style-name="T2">the centripetal acceleration is</text:span>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5"><draw:frame draw:style-name="fr1" draw:name="Object5" text:anchor-type="as-char" svg:y="-0.1728in" svg:width="0.8902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2.A1" office:value-type="string">
              <text:p text:style-name="P1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"><text:span text:style-name="T3">where </text:span><text:span text:style-name="T3"><draw:frame draw:style-name="fr1" draw:name="Object9" text:anchor-type="as-char" svg:y="-0.1728in" svg:width="0.2543in" svg:height="0.182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is the turn rate, </text:span><text:span text:style-name="T3"><draw:frame draw:style-name="fr1" draw:name="Object18" text:anchor-type="as-char" svg:y="-0.172in" svg:width="0.2583in" svg:height="0.2083in" draw:z-index="10"><draw:object xlink:href="./Object 18" xlink:type="simple" xlink:show="embed" xlink:actuate="onLoad"/><draw:image xlink:href="./ObjectReplacements/Object 18" xlink:type="simple" xlink:show="embed" xlink:actuate="onLoad"/></draw:frame></text:span><text:span text:style-name="T3"> is the tangential velocity a</text:span>nd <text:span text:style-name="T3">the body-frame acceleration is: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5"><draw:frame draw:style-name="fr1" draw:name="Object6" text:anchor-type="as-char" svg:y="-0.1728in" svg:width="1.6307in" svg:height="0.23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3.A1" office:value-type="string">
              <text:p text:style-name="P1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3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5"><draw:frame draw:style-name="fr1" draw:name="Object10" text:anchor-type="as-char" svg:y="-0.1728in" svg:width="1.3283in" svg:height="0.23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4.A1" office:value-type="string">
              <text:p text:style-name="P1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9">Now, <text:span text:style-name="T4">assuming </text:span><text:span text:style-name="T4"><draw:frame draw:style-name="fr1" draw:name="Object11" text:anchor-type="as-char" svg:y="-0.1728in" svg:width="0.6917in" svg:height="0.2339in" draw:z-index="11"><draw:object xlink:href="./Object 11" xlink:type="simple" xlink:show="embed" xlink:actuate="onLoad"/><draw:image xlink:href="./ObjectReplacements/Object 11" xlink:type="simple" xlink:show="embed" xlink:actuate="onLoad"/></draw:frame></text:span> <text:span text:style-name="T8">solve equation </text:span><text:span text:style-name="T8"><text:sequence-ref text:reference-format="value" text:ref-name="refText3">4</text:sequence-ref></text:span><text:span text:style-name="T8"> for </text:span>the <text:span text:style-name="T9">velocity </text:span><text:span text:style-name="T9"><draw:frame draw:style-name="fr2" draw:name="Object29" text:anchor-type="as-char" svg:y="-0.1728in" svg:width="0.2583in" svg:height="0.2091in" draw:z-index="23"><draw:object xlink:href="./Object 29" xlink:type="simple" xlink:show="embed" xlink:actuate="onLoad"/><draw:image xlink:href="./ObjectReplacements/Object 29" xlink:type="simple" xlink:show="embed" xlink:actuate="onLoad"/></draw:frame></text:span><text:span text:style-name="T9">, then plug it back in to find the current estimate of </text:span><text:span text:style-name="T9"><draw:frame draw:style-name="fr1" draw:name="Object12" text:anchor-type="as-char" svg:y="-0.1484in" svg:width="0.378in" svg:height="0.2098in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9">.</text:span></text:p>
      <text:p text:style-name="P4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5"><draw:frame draw:style-name="fr1" draw:name="Object13" text:anchor-type="as-char" svg:y="-0.1728in" svg:width="1.6457in" svg:height="0.23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5.A1" office:value-type="string">
              <text:p text:style-name="P1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5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6"><draw:frame draw:style-name="fr1" draw:name="Object14" text:anchor-type="as-char" svg:y="-0.1728in" svg:width="1.7453in" svg:height="0.23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6.A1" office:value-type="string">
              <text:p text:style-name="P13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6">But <text:span text:style-name="T5"><draw:frame draw:style-name="fr1" draw:name="Object17" text:anchor-type="as-char" svg:y="-0.1728in" svg:width="0.7126in" svg:height="0.233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:</text:span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7"><draw:frame draw:style-name="fr1" draw:name="Object15" text:anchor-type="as-char" svg:y="-0.4217in" svg:width="2.45in" svg:height="0.745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7.A1" office:value-type="string">
              <text:p text:style-name="P14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">The centripetal acceleration estimate is therefore:</text:p>
      <text:p text:style-name="P1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5"><draw:frame draw:style-name="fr1" draw:name="Object16" text:anchor-type="as-char" svg:y="-0.1728in" svg:width="1.7043in" svg:height="0.233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8.A1" office:value-type="string">
              <text:p text:style-name="P1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">in the earth frame.</text:p>
      <text:p text:style-name="P1"/>
      <text:p text:style-name="P10">Thrust vector estimation: </text:p>
      <text:p text:style-name="P18">In <text:span text:style-name="T9">a multirotor aircraft</text:span>, <text:span text:style-name="T7">t</text:span>he thrust vector <text:span text:style-name="T7">is</text:span> <draw:frame draw:style-name="fr1" draw:name="Object19" text:anchor-type="as-char" svg:y="-0.172in" svg:width="0.4764in" svg:height="0.2083in" draw:z-index="18"><draw:object xlink:href="./Object 19" xlink:type="simple" xlink:show="embed" xlink:actuate="onLoad"/><draw:image xlink:href="./ObjectReplacements/Object 19" xlink:type="simple" xlink:show="embed" xlink:actuate="onLoad"/></draw:frame>along the body z axis. <text:span text:style-name="T6">Let </text:span><text:span text:style-name="T6"><draw:frame draw:style-name="fr1" draw:name="Object21" text:anchor-type="as-char" svg:y="-0.172in" svg:width="1.078in" svg:height="0.2335in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6">represent the thrust in the earth frame. <text:s/>In a steady-state turn, t</text:span>h<text:span text:style-name="T6">e</text:span> thrust component <text:span text:style-name="T6">in </text:span>the earth horizontal plane <text:span text:style-name="T6">will equal the drag+centripetal force: </text:span><text:span text:style-name="T6"><draw:frame draw:style-name="fr1" draw:name="Object20" text:anchor-type="as-char" svg:y="-0.1728in" svg:width="1.122in" svg:height="0.2339in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6">. The radial component of force counters centripetal force and the tangential component counters drag. Assuming tangential acceleration is zero: instead of </text:span><text:span text:style-name="T6"><draw:frame draw:style-name="fr1" draw:name="Object22" text:anchor-type="as-char" svg:y="-0.172in" svg:width="0.6917in" svg:height="0.23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">(assuming zero slip) in equation </text:span><text:span text:style-name="T6"><text:sequence-ref text:reference-format="value" text:ref-name="refText4">5</text:sequence-ref></text:span><text:span text:style-name="T6">, solve directly for </text:span><text:span text:style-name="T6"><draw:frame draw:style-name="fr1" draw:name="Object23" text:anchor-type="as-char" svg:y="-0.1728in" svg:width="0.2583in" svg:height="0.209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6">where the rate of rotation </text:span><text:span text:style-name="T6"><draw:frame draw:style-name="fr1" draw:name="Object25" text:anchor-type="as-char" svg:y="-0.172in" svg:width="0.2535in" svg:height="0.1819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6">is the rate of rotation of the thrust vector. The direction of thrust in the earth frame is </text:span><text:span text:style-name="T6"><draw:frame draw:style-name="fr1" draw:name="Object27" text:anchor-type="as-char" svg:y="-0.1728in" svg:width="1.2728in" svg:height="0.2339in" draw:z-index="25"><draw:object xlink:href="./Object 27" xlink:type="simple" xlink:show="embed" xlink:actuate="onLoad"/><draw:image xlink:href="./ObjectReplacements/Object 27" xlink:type="simple" xlink:show="embed" xlink:actuate="onLoad"/></draw:frame></text:span><text:span text:style-name="T6">and </text:span><text:span text:style-name="T6"><draw:frame draw:style-name="fr1" draw:name="Object28" text:anchor-type="as-char" svg:y="-0.1728in" svg:width="0.6339in" svg:height="0.2165in" draw:z-index="26"><draw:object xlink:href="./Object 28" xlink:type="simple" xlink:show="embed" xlink:actuate="onLoad"/><draw:image xlink:href="./ObjectReplacements/Object 28" xlink:type="simple" xlink:show="embed" xlink:actuate="onLoad"/></draw:frame></text:span><text:span text:style-name="T6">. </text:span></text:p>
      <text:p text:style-name="P19"><text:soft-page-break/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0"><draw:frame draw:style-name="fr1" draw:name="Object26" text:anchor-type="as-char" svg:y="-0.1728in" svg:width="0.8902in" svg:height="0.2091in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able:table-cell>
            <table:table-cell table:style-name="Table10.A1" office:value-type="string">
              <text:p text:style-name="P21">(<text:sequence text:ref-name="refText9" text:name="Text" text:formula="ooow:Text+1" style:num-format="1">9</text:sequence>)</text:p>
            </table:table-cell>
          </table:table-row>
        </table:table-header-rows>
      </table:table>
      <text:p text:style-name="P18"><text:span text:style-name="T6">The estimated tangential velocity is then:</text:span></text:p>
      <text:p text:style-name="P19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0"><draw:frame draw:style-name="fr1" draw:name="Object24" text:anchor-type="as-char" svg:y="-0.2764in" svg:width="0.728in" svg:height="0.4043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9.A1" office:value-type="string">
              <text:p text:style-name="P21">(<text:sequence text:ref-name="refText8" text:name="Text" text:formula="ooow:Text+1" style:num-format="1">10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54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class="extra"/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21:32:24.358707936</meta:creation-date>
    <dc:date>2016-07-05T11:39:00.600937718</dc:date>
    <meta:editing-duration>PT7H38M51S</meta:editing-duration>
    <meta:editing-cycles>20</meta:editing-cycles>
    <meta:generator>LibreOffice/5.0.6.2$Linux_X86_64 LibreOffice_project/00m0$Build-2</meta:generator>
    <meta:print-date>2016-06-27T12:15:01.175167997</meta:print-date>
    <meta:document-statistic meta:table-count="10" meta:image-count="0" meta:object-count="29" meta:page-count="2" meta:paragraph-count="32" meta:word-count="227" meta:character-count="1382" meta:non-whitespace-character-count="1168"/>
  </office:meta>
</office:document-meta>
</file>

<file path=Object 1/content.xml><?xml version="1.0" encoding="utf-8"?>
<math xmlns="http://www.w3.org/1998/Math/MathML" display="block">
  <semantics>
    <mrow>
      <mrow>
        <msubsup>
          <mstyle mathvariant="bold">
            <mi>A</mi>
          </mstyle>
          <mi>i</mi>
          <mi>e</mi>
        </msubsup>
        <mo stretchy="false">=</mo>
        <mrow>
          <msup>
            <mstyle mathvariant="bold">
              <mi>A</mi>
            </mstyle>
            <mi>e</mi>
          </msup>
          <mo stretchy="false">−</mo>
          <msub>
            <mi>g</mi>
            <mn>0</mn>
          </msub>
        </mrow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{bold{A}}_i^e = {bold{A}}^e - g_0 {bold hat{z}}_e 
</annotation>
  </semantics>
</math>
</file>

<file path=Object 10/content.xml><?xml version="1.0" encoding="utf-8"?>
<math xmlns="http://www.w3.org/1998/Math/MathML" display="block">
  <semantics>
    <mrow>
      <msub>
        <mi>g</mi>
        <mn>0</mn>
      </msub>
      <mrow>
        <msub>
          <mstyle mathvariant="bold">
            <mover accent="true">
              <mi>z</mi>
              <mo stretchy="false">^</mo>
            </mover>
          </mstyle>
          <mi>e</mi>
        </msub>
        <mo stretchy="false">=</mo>
        <mrow>
          <msubsup>
            <mstyle mathvariant="bold">
              <mi>A</mi>
            </mstyle>
            <mi>i</mi>
            <mi>e</mi>
          </msubsup>
          <mo stretchy="false">−</mo>
          <mrow>
            <msup>
              <mstyle mathvariant="bold">
                <mi mathvariant="normal">ω</mi>
              </mstyle>
              <mi>e</mi>
            </msup>
            <mo stretchy="false">×</mo>
            <msup>
              <mstyle mathvariant="bold">
                <mi>V</mi>
              </mstyle>
              <mi>e</mi>
            </msup>
          </mrow>
        </mrow>
      </mrow>
    </mrow>
    <annotation encoding="StarMath 5.0">g_0 {bold hat z}_e = {bold A}_i^e - {bold %omega}^e times {bold V}^e</annotation>
  </semantics>
</math>
</file>

<file path=Object 11/content.xml><?xml version="1.0" encoding="utf-8"?>
<math xmlns="http://www.w3.org/1998/Math/MathML" display="block">
  <semantics>
    <mrow>
      <mrow>
        <msup>
          <mstyle mathvariant="bold">
            <mi>V</mi>
          </mstyle>
          <mi>e</mi>
        </msup>
        <mo stretchy="false">=</mo>
        <mi>V</mi>
      </mrow>
      <msubsup>
        <mstyle mathvariant="bold">
          <mover accent="true">
            <mi>x</mi>
            <mo stretchy="false">^</mo>
          </mover>
        </mstyle>
        <mi>b</mi>
        <mi>e</mi>
      </msubsup>
    </mrow>
    <annotation encoding="StarMath 5.0">{ bold V }^e = V { bold hat x }_b^e
</annotation>
  </semantics>
</math>
</file>

<file path=Object 12/content.xml><?xml version="1.0" encoding="utf-8"?>
<math xmlns="http://www.w3.org/1998/Math/MathML" display="block">
  <semantics>
    <mrow>
      <msub>
        <mi>g</mi>
        <mn>0</mn>
      </msub>
      <msub>
        <mstyle mathvariant="bold">
          <mover accent="true">
            <mi>z</mi>
            <mo stretchy="false">^</mo>
          </mover>
        </mstyle>
        <mi>e</mi>
      </msub>
    </mrow>
    <annotation encoding="StarMath 5.0">g_0 {bold hat z}_e</annotation>
  </semantics>
</math>
</file>

<file path=Object 13/content.xml><?xml version="1.0" encoding="utf-8"?>
<math xmlns="http://www.w3.org/1998/Math/MathML" display="block">
  <semantics>
    <mrow>
      <mrow>
        <mrow>
          <msup>
            <mstyle mathvariant="bold">
              <mi mathvariant="normal">ω</mi>
            </mstyle>
            <mi>e</mi>
          </msup>
          <mo stretchy="false">×</mo>
          <msup>
            <mstyle mathvariant="bold">
              <mi>V</mi>
            </mstyle>
            <mi>e</mi>
          </msup>
        </mrow>
        <mo stretchy="false">=</mo>
        <mrow>
          <msubsup>
            <mstyle mathvariant="bold">
              <mi>A</mi>
            </mstyle>
            <mi>i</mi>
            <mi>e</mi>
          </msubsup>
          <mo stretchy="false">−</mo>
          <msub>
            <mi>g</mi>
            <mn>0</mn>
          </msub>
        </mrow>
      </mrow>
      <mrow>
        <msub>
          <mstyle mathvariant="bold">
            <mover accent="true">
              <mi>z</mi>
              <mo stretchy="false">^</mo>
            </mover>
          </mstyle>
          <mi>e</mi>
        </msub>
        <mo stretchy="false">=</mo>
        <msup>
          <mstyle mathvariant="bold">
            <mi>A</mi>
          </mstyle>
          <mi>e</mi>
        </msup>
      </mrow>
    </mrow>
    <annotation encoding="StarMath 5.0">{bold %omega}^e times {bold V}^e = {bold A}_i^e - g_0 {bold hat z}_e = { bold A }^e</annotation>
  </semantics>
</math>
</file>

<file path=Object 14/content.xml><?xml version="1.0" encoding="utf-8"?>
<math xmlns="http://www.w3.org/1998/Math/MathML" display="block">
  <semantics>
    <mrow>
      <mrow>
        <mrow>
          <msup>
            <mstyle mathvariant="bold">
              <mi mathvariant="normal">ω</mi>
            </mstyle>
            <mi>e</mi>
          </msup>
          <mo stretchy="false">×</mo>
          <mrow>
            <mo fence="true" stretchy="false">(</mo>
            <mrow>
              <mrow>
                <mi>V</mi>
                <msub>
                  <mrow>
                    <msubsup>
                      <mi>R</mi>
                      <mi>b</mi>
                      <mi>e</mi>
                    </msubsup>
                    <mstyle mathvariant="bold">
                      <mover accent="true">
                        <mi>x</mi>
                        <mo stretchy="false">^</mo>
                      </mover>
                    </mstyle>
                  </mrow>
                  <mi>b</mi>
                </msub>
              </mrow>
            </mrow>
            <mo fence="true" stretchy="false">)</mo>
          </mrow>
        </mrow>
        <mo stretchy="false">=</mo>
        <mrow>
          <msubsup>
            <mstyle mathvariant="bold">
              <mi>A</mi>
            </mstyle>
            <mi>i</mi>
            <mi>e</mi>
          </msubsup>
          <mo stretchy="false">−</mo>
          <msub>
            <mi>g</mi>
            <mn>0</mn>
          </msub>
        </mrow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{bold %omega}^e times (V {R_b^e bold hat x}_b) = {bold A}_i^e - g_0 {bold hat z}_e</annotation>
  </semantics>
</math>
</file>

<file path=Object 15/content.xml><?xml version="1.0" encoding="utf-8"?>
<math xmlns="http://www.w3.org/1998/Math/MathML" display="block">
  <semantics>
    <mtable>
      <mtr>
        <mtd>
          <mrow>
            <mi>V</mi>
            <msubsup>
              <mi mathvariant="normal">ω</mi>
              <mi>z</mi>
              <mi>e</mi>
            </msubsup>
            <mrow>
              <mo fence="true" stretchy="false">[</mo>
              <mrow>
                <mrow>
                  <msub>
                    <mstyle mathvariant="bold">
                      <mover accent="true">
                        <mi>z</mi>
                        <mo stretchy="false">^</mo>
                      </mover>
                    </mstyle>
                    <mi>e</mi>
                  </msub>
                  <mo stretchy="false">×</mo>
                  <mrow>
                    <mo fence="true" stretchy="false">(</mo>
                    <mrow>
                      <msub>
                        <mrow>
                          <msubsup>
                            <mi>R</mi>
                            <mi>b</mi>
                            <mi>e</mi>
                          </msubsup>
                          <mstyle mathvariant="bold">
                            <mover accent="true">
                              <mi>x</mi>
                              <mo stretchy="false">^</mo>
                            </mover>
                          </mstyle>
                        </mrow>
                        <mi>b</mi>
                      </msub>
                    </mrow>
                    <mo fence="true" stretchy="false">)</mo>
                  </mrow>
                </mrow>
              </mrow>
              <mo fence="true" stretchy="false">]</mo>
            </mrow>
          </mrow>
        </mtd>
        <mtd>
          <mrow>
            <mrow/>
            <mo stretchy="false">=</mo>
            <mrow/>
          </mrow>
        </mtd>
        <mtd>
          <mrow>
            <mrow>
              <msubsup>
                <mstyle mathvariant="bold">
                  <mi>A</mi>
                </mstyle>
                <mi>i</mi>
                <mi>e</mi>
              </msubsup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td>
      </mtr>
      <mtr>
        <mtd>
          <mrow>
            <mi>V</mi>
            <msubsup>
              <mi mathvariant="normal">ω</mi>
              <mi>z</mi>
              <mi>e</mi>
            </msubsup>
            <mstyle mathvariant="bold">
              <mover accent="true">
                <mi>c</mi>
                <mo stretchy="false">^</mo>
              </mover>
            </mstyle>
          </mrow>
        </mtd>
        <mtd>
          <mrow>
            <mrow/>
            <mo stretchy="false">=</mo>
            <mrow/>
          </mrow>
        </mtd>
        <mtd>
          <mrow>
            <mrow>
              <msubsup>
                <mstyle mathvariant="bold">
                  <mi>A</mi>
                </mstyle>
                <mi>i</mi>
                <mi>e</mi>
              </msubsup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td>
      </mtr>
      <mtr>
        <mtd>
          <mrow>
            <mi>V</mi>
            <msubsup>
              <mi mathvariant="normal">ω</mi>
              <mi>z</mi>
              <mi>e</mi>
            </msubsup>
          </mrow>
        </mtd>
        <mtd>
          <mrow>
            <mrow/>
            <mo stretchy="false">=</mo>
            <mrow/>
          </mrow>
        </mtd>
        <mtd>
          <mrow>
            <mo fence="true" stretchy="false">‖</mo>
            <mrow>
              <mrow>
                <mrow>
                  <msubsup>
                    <mstyle mathvariant="bold">
                      <mi>A</mi>
                    </mstyle>
                    <mi>i</mi>
                    <mi>e</mi>
                  </msubsup>
                  <mo stretchy="false">−</mo>
                  <msub>
                    <mi>g</mi>
                    <mn>0</mn>
                  </msub>
                </mrow>
                <msub>
                  <mstyle mathvariant="bold">
                    <mover accent="true">
                      <mi>z</mi>
                      <mo stretchy="false">^</mo>
                    </mover>
                  </mstyle>
                  <mi>e</mi>
                </msub>
              </mrow>
            </mrow>
            <mo fence="true" stretchy="false">‖</mo>
          </mrow>
        </mtd>
      </mtr>
    </mtable>
    <annotation encoding="StarMath 5.0">matrix { 
V %omega_z^e [{bold hat z}_e times ( {R_b^e bold hat x}_b)] #  {}={}  # {bold A}_i^e - g_0 {bold hat z}_e ##
V %omega_z^e bold hat c # {}={} # {bold A}_i^e - g_0 {bold hat z}_e ##
 V %omega_z^e # {}={} # ldline{bold A}_i^e - g_0 {bold hat z}_e rdline  
}</annotation>
  </semantics>
</math>
</file>

<file path=Object 16/content.xml><?xml version="1.0" encoding="utf-8"?>
<math xmlns="http://www.w3.org/1998/Math/MathML" display="block">
  <semantics>
    <mrow>
      <mrow>
        <mo fence="true" stretchy="false">‖</mo>
        <mrow>
          <mrow>
            <mrow>
              <msubsup>
                <mstyle mathvariant="bold">
                  <mi>A</mi>
                </mstyle>
                <mi>i</mi>
                <mi>e</mi>
              </msubsup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row>
        <mo fence="true" stretchy="false">‖</mo>
      </mrow>
      <mrow>
        <mo fence="true" stretchy="false">[</mo>
        <mrow>
          <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  <mo stretchy="false">×</mo>
            <mrow>
              <mo fence="true" stretchy="false">(</mo>
              <mrow>
                <msub>
                  <mrow>
                    <msubsup>
                      <mi>R</mi>
                      <mi>b</mi>
                      <mi>e</mi>
                    </msubsup>
                    <mstyle mathvariant="bold">
                      <mover accent="true">
                        <mi>x</mi>
                        <mo stretchy="false">^</mo>
                      </mover>
                    </mstyle>
                  </mrow>
                  <mi>b</mi>
                </msub>
              </mrow>
              <mo fence="true" stretchy="false">)</mo>
            </mrow>
          </mrow>
        </mrow>
        <mo fence="true" stretchy="false">]</mo>
      </mrow>
    </mrow>
    <annotation encoding="StarMath 5.0">ldline{bold A}_i^e - g_0 {bold hat z}_e rdline [{bold hat z}_e times ( {R_b^e bold hat x}_b)]</annotation>
  </semantics>
</math>
</file>

<file path=Object 17/content.xml><?xml version="1.0" encoding="utf-8"?>
<math xmlns="http://www.w3.org/1998/Math/MathML" display="block">
  <semantics>
    <mrow>
      <mrow>
        <msup>
          <mstyle mathvariant="bold">
            <mi mathvariant="normal">ω</mi>
          </mstyle>
          <mi>e</mi>
        </msup>
        <mo stretchy="false">=</mo>
        <msubsup>
          <mi mathvariant="normal">ω</mi>
          <mi>z</mi>
          <mi>e</mi>
        </msubsup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{bold %omega}^e = %omega_z^e {bold hat z}_e</annotation>
  </semantics>
</math>
</file>

<file path=Object 18/content.xml><?xml version="1.0" encoding="utf-8"?>
<math xmlns="http://www.w3.org/1998/Math/MathML" display="block">
  <semantics>
    <msup>
      <mstyle mathvariant="bold">
        <mi>V</mi>
      </mstyle>
      <mi>e</mi>
    </msup>
    <annotation encoding="StarMath 5.0">{bold{V}}^e
</annotation>
  </semantics>
</math>
</file>

<file path=Object 19/content.xml><?xml version="1.0" encoding="utf-8"?>
<math xmlns="http://www.w3.org/1998/Math/MathML" display="block">
  <semantics>
    <mrow>
      <mrow>
        <mo stretchy="false">−</mo>
        <mi>T</mi>
      </mrow>
      <msup>
        <mstyle mathvariant="bold">
          <mover accent="true">
            <mi>z</mi>
            <mo stretchy="false">^</mo>
          </mover>
        </mstyle>
        <mi>b</mi>
      </msup>
    </mrow>
    <annotation encoding="StarMath 5.0">-T { bold hat z }^b</annotation>
  </semantics>
</math>
</file>

<file path=Object 2/content.xml><?xml version="1.0" encoding="utf-8"?>
<math xmlns="http://www.w3.org/1998/Math/MathML">
  <semantics>
    <msubsup>
      <mstyle mathvariant="bold">
        <mi>A</mi>
      </mstyle>
      <mi>i</mi>
      <mi>e</mi>
    </msubsup>
    <annotation encoding="StarMath 5.0">{bold A}_i^e</annotation>
  </semantics>
</math>
</file>

<file path=Object 20/content.xml><?xml version="1.0" encoding="utf-8"?>
<math xmlns="http://www.w3.org/1998/Math/MathML" display="block">
  <semantics>
    <mrow>
      <msub>
        <mstyle mathvariant="bold">
          <mi>F</mi>
        </mstyle>
        <mi>h</mi>
      </msub>
      <mrow>
        <mrow>
          <mo fence="true" stretchy="false">(</mo>
          <mrow>
            <mstyle mathvariant="bold">
              <mi>V</mi>
            </mstyle>
          </mrow>
          <mo fence="true" stretchy="false">)</mo>
        </mrow>
        <mo stretchy="false">=</mo>
        <mrow>
          <msubsup>
            <mstyle mathvariant="bold">
              <mi>T</mi>
            </mstyle>
            <mi>x</mi>
            <mi>e</mi>
          </msubsup>
          <mo stretchy="false">+</mo>
          <msubsup>
            <mstyle mathvariant="bold">
              <mi>T</mi>
            </mstyle>
            <mi>y</mi>
            <mi>e</mi>
          </msubsup>
        </mrow>
      </mrow>
    </mrow>
    <annotation encoding="StarMath 5.0">{bold F}_h(bold V) = { bold T }_x^e + { bold T }_y^e</annotation>
  </semantics>
</math>
</file>

<file path=Object 21/content.xml><?xml version="1.0" encoding="utf-8"?>
<math xmlns="http://www.w3.org/1998/Math/MathML" display="block">
  <semantics>
    <mrow>
      <mrow>
        <msup>
          <mstyle mathvariant="bold">
            <mi>T</mi>
          </mstyle>
          <mi>e</mi>
        </msup>
        <mo stretchy="false">=</mo>
        <msubsup>
          <mi>R</mi>
          <mi>b</mi>
          <mi>e</mi>
        </msubsup>
      </mrow>
      <mrow>
        <mo fence="true" stretchy="false">(</mo>
        <mrow>
          <mrow>
            <mrow>
              <mo stretchy="false">−</mo>
              <mi>T</mi>
            </mrow>
            <msup>
              <mstyle mathvariant="bold">
                <mover accent="true">
                  <mi>z</mi>
                  <mo stretchy="false">^</mo>
                </mover>
              </mstyle>
              <mi>b</mi>
            </msup>
          </mrow>
        </mrow>
        <mo fence="true" stretchy="false">)</mo>
      </mrow>
    </mrow>
    <annotation encoding="StarMath 5.0">{bold T}^e = R_b^e ( -T {bold hat z}^b )</annotation>
  </semantics>
</math>
</file>

<file path=Object 22/content.xml><?xml version="1.0" encoding="utf-8"?>
<math xmlns="http://www.w3.org/1998/Math/MathML" display="block">
  <semantics>
    <mrow>
      <mrow>
        <msup>
          <mstyle mathvariant="bold">
            <mi>V</mi>
          </mstyle>
          <mi>e</mi>
        </msup>
        <mo stretchy="false">=</mo>
        <mi>V</mi>
      </mrow>
      <msub>
        <mstyle mathvariant="bold">
          <mover accent="true">
            <mi>x</mi>
            <mo stretchy="false">^</mo>
          </mover>
        </mstyle>
        <mi>b</mi>
      </msub>
    </mrow>
    <annotation encoding="StarMath 5.0">{ bold V }^e = V { bold hat x }_b</annotation>
  </semantics>
</math>
</file>

<file path=Object 23/content.xml><?xml version="1.0" encoding="utf-8"?>
<math xmlns="http://www.w3.org/1998/Math/MathML" display="block">
  <semantics>
    <msup>
      <mstyle mathvariant="bold">
        <mi>V</mi>
      </mstyle>
      <mi>e</mi>
    </msup>
    <annotation encoding="StarMath 5.0">{ bold V }^e</annotation>
  </semantics>
</math>
</file>

<file path=Object 24/content.xml><?xml version="1.0" encoding="utf-8"?>
<math xmlns="http://www.w3.org/1998/Math/MathML" display="block">
  <semantics>
    <mrow>
      <msub>
        <mi>V</mi>
        <mi>t</mi>
      </msub>
      <mo stretchy="false">=</mo>
      <mfrac>
        <mrow>
          <mo fence="true" stretchy="false">‖</mo>
          <mrow>
            <msup>
              <mstyle mathvariant="bold">
                <mi>A</mi>
              </mstyle>
              <mi>e</mi>
            </msup>
          </mrow>
          <mo fence="true" stretchy="false">‖</mo>
        </mrow>
        <mover accent="true">
          <mi mathvariant="normal">θ</mi>
          <mo stretchy="false">˙</mo>
        </mover>
      </mfrac>
    </mrow>
    <annotation encoding="StarMath 5.0">V_t =  ldline {bold A}^e rdline over dot %theta</annotation>
  </semantics>
</math>
</file>

<file path=Object 25/content.xml><?xml version="1.0" encoding="utf-8"?>
<math xmlns="http://www.w3.org/1998/Math/MathML" display="block">
  <semantics>
    <msup>
      <mstyle mathvariant="bold">
        <mi mathvariant="normal">ω</mi>
      </mstyle>
      <mi>e</mi>
    </msup>
    <annotation encoding="StarMath 5.0">{bold %omega}^e</annotation>
  </semantics>
</math>
</file>

<file path=Object 26/content.xml><?xml version="1.0" encoding="utf-8"?>
<math xmlns="http://www.w3.org/1998/Math/MathML" display="block">
  <semantics>
    <mrow>
      <msup>
        <mstyle mathvariant="bold">
          <mi>A</mi>
        </mstyle>
        <mi>e</mi>
      </msup>
      <mo stretchy="false">=</mo>
      <mrow>
        <msup>
          <mstyle mathvariant="bold">
            <mi mathvariant="normal">ω</mi>
          </mstyle>
          <mi>e</mi>
        </msup>
        <mo stretchy="false">×</mo>
        <msup>
          <mstyle mathvariant="bold">
            <mi>V</mi>
          </mstyle>
          <mi>e</mi>
        </msup>
      </mrow>
    </mrow>
    <annotation encoding="StarMath 5.0">{bold A}^e = { bold %omega }^e times { bold V }^e</annotation>
  </semantics>
</math>
</file>

<file path=Object 27/content.xml><?xml version="1.0" encoding="utf-8"?>
<math xmlns="http://www.w3.org/1998/Math/MathML" display="block">
  <semantics>
    <mrow>
      <mrow>
        <mi mathvariant="normal">θ</mi>
        <mo stretchy="false">=</mo>
        <mi mathvariant="italic">atan</mi>
      </mrow>
      <mn>2</mn>
      <mrow>
        <mo fence="true" stretchy="false">(</mo>
        <mrow>
          <mrow>
            <msubsup>
              <mstyle mathvariant="bold">
                <mi>T</mi>
              </mstyle>
              <mi>y</mi>
              <mi>e</mi>
            </msubsup>
            <mi>,</mi>
            <msubsup>
              <mstyle mathvariant="bold">
                <mi>T</mi>
              </mstyle>
              <mi>x</mi>
              <mi>e</mi>
            </msubsup>
          </mrow>
        </mrow>
        <mo fence="true" stretchy="false">)</mo>
      </mrow>
    </mrow>
    <annotation encoding="StarMath 5.0">%theta = atan2( {bold T}_y^e, {bold T}_x^e )</annotation>
  </semantics>
</math>
</file>

<file path=Object 28/content.xml><?xml version="1.0" encoding="utf-8"?>
<math xmlns="http://www.w3.org/1998/Math/MathML" display="block">
  <semantics>
    <mrow>
      <mrow>
        <mo fence="true" stretchy="false">‖</mo>
        <mrow>
          <msup>
            <mstyle mathvariant="bold">
              <mi mathvariant="normal">ω</mi>
            </mstyle>
            <mi>e</mi>
          </msup>
        </mrow>
        <mo fence="true" stretchy="false">‖</mo>
      </mrow>
      <mo stretchy="false">=</mo>
      <mover accent="true">
        <mi mathvariant="normal">θ</mi>
        <mo stretchy="false">˙</mo>
      </mover>
    </mrow>
    <annotation encoding="StarMath 5.0">ldline {bold %omega}^e rdline  = dot %theta</annotation>
  </semantics>
</math>
</file>

<file path=Object 29/content.xml><?xml version="1.0" encoding="utf-8"?>
<math xmlns="http://www.w3.org/1998/Math/MathML" display="block">
  <semantics>
    <msup>
      <mstyle mathvariant="bold">
        <mi>V</mi>
      </mstyle>
      <mi>e</mi>
    </msup>
    <annotation encoding="StarMath 5.0">{bold V}^e</annotation>
  </semantics>
</math>
</file>

<file path=Object 3/content.xml><?xml version="1.0" encoding="utf-8"?>
<math xmlns="http://www.w3.org/1998/Math/MathML">
  <semantics>
    <msup>
      <mstyle mathvariant="bold">
        <mi>A</mi>
      </mstyle>
      <mi>e</mi>
    </msup>
    <annotation encoding="StarMath 5.0">{bold A}^e</annotation>
  </semantics>
</math>
</file>

<file path=Object 4/content.xml><?xml version="1.0" encoding="utf-8"?>
<math xmlns="http://www.w3.org/1998/Math/MathML">
  <semantics>
    <mrow>
      <msub>
        <mi>g</mi>
        <mn>0</mn>
      </msub>
      <msub>
        <mstyle mathvariant="bold">
          <mover accent="true">
            <mi>z</mi>
            <mo stretchy="false">^</mo>
          </mover>
        </mstyle>
        <mi>e</mi>
      </msub>
    </mrow>
    <annotation encoding="StarMath 5.0">g_0 {bold hat z}_e</annotation>
  </semantics>
</math>
</file>

<file path=Object 5/content.xml><?xml version="1.0" encoding="utf-8"?>
<math xmlns="http://www.w3.org/1998/Math/MathML" display="block">
  <semantics>
    <mrow>
      <msup>
        <mstyle mathvariant="bold">
          <mi>A</mi>
        </mstyle>
        <mi>e</mi>
      </msup>
      <mo stretchy="false">=</mo>
      <mrow>
        <msup>
          <mstyle mathvariant="bold">
            <mi mathvariant="normal">ω</mi>
          </mstyle>
          <mi>e</mi>
        </msup>
        <mo stretchy="false">×</mo>
        <msup>
          <mstyle mathvariant="bold">
            <mi>V</mi>
          </mstyle>
          <mi>e</mi>
        </msup>
      </mrow>
    </mrow>
    <annotation encoding="StarMath 5.0">{bold{A}}^e = {bold %omega}^e times {bold V}^e</annotation>
  </semantics>
</math>
</file>

<file path=Object 6/content.xml><?xml version="1.0" encoding="utf-8"?>
<math xmlns="http://www.w3.org/1998/Math/MathML" display="block">
  <semantics>
    <mrow>
      <mrow>
        <msubsup>
          <mstyle mathvariant="bold">
            <mi>A</mi>
          </mstyle>
          <mi>i</mi>
          <mi>b</mi>
        </msubsup>
        <mo stretchy="false">=</mo>
        <msubsup>
          <mi>R</mi>
          <mi>e</mi>
          <mi>b</mi>
        </msubsup>
      </mrow>
      <mrow>
        <mo fence="true" stretchy="false">[</mo>
        <mrow>
          <mrow>
            <mrow>
              <mrow>
                <msup>
                  <mstyle mathvariant="bold">
                    <mi mathvariant="normal">ω</mi>
                  </mstyle>
                  <mi>e</mi>
                </msup>
                <mo stretchy="false">×</mo>
                <msup>
                  <mstyle mathvariant="bold">
                    <mi>V</mi>
                  </mstyle>
                  <mi>e</mi>
                </msup>
              </mrow>
              <mo stretchy="false">−</mo>
              <msub>
                <mi>g</mi>
                <mn>0</mn>
              </msub>
            </mrow>
            <msub>
              <mstyle mathvariant="bold">
                <mover accent="true">
                  <mi>z</mi>
                  <mo stretchy="false">^</mo>
                </mover>
              </mstyle>
              <mi>e</mi>
            </msub>
          </mrow>
        </mrow>
        <mo fence="true" stretchy="false">]</mo>
      </mrow>
    </mrow>
    <annotation encoding="StarMath 5.0">{bold A}_i^b = R_e^b [ {bold %omega}^e times {bold V}^e - g_0 {bold hat z}_e ]</annotation>
  </semantics>
</math>
</file>

<file path=Object 7/content.xml><?xml version="1.0" encoding="utf-8"?>
<math xmlns="http://www.w3.org/1998/Math/MathML">
  <semantics>
    <mrow>
      <mrow>
        <mo stretchy="false">−</mo>
        <msub>
          <mi>g</mi>
          <mn>0</mn>
        </msub>
      </mrow>
      <msub>
        <mstyle mathvariant="bold">
          <mover accent="true">
            <mi>z</mi>
            <mo stretchy="false">^</mo>
          </mover>
        </mstyle>
        <mi>e</mi>
      </msub>
    </mrow>
    <annotation encoding="StarMath 5.0">-g_0 {bold hat z}_e</annotation>
  </semantics>
</math>
</file>

<file path=Object 8/content.xml><?xml version="1.0" encoding="utf-8"?>
<math xmlns="http://www.w3.org/1998/Math/MathML">
  <semantics>
    <mstyle mathvariant="bold">
      <mover accent="true">
        <mi>z</mi>
        <mo stretchy="false">^</mo>
      </mover>
    </mstyle>
    <annotation encoding="StarMath 5.0">bold hat{ z }</annotation>
  </semantics>
</math>
</file>

<file path=Object 9/content.xml><?xml version="1.0" encoding="utf-8"?>
<math xmlns="http://www.w3.org/1998/Math/MathML" display="block">
  <semantics>
    <msup>
      <mstyle mathvariant="bold">
        <mi mathvariant="normal">ω</mi>
      </mstyle>
      <mi>e</mi>
    </msup>
    <annotation encoding="StarMath 5.0">{bold{%omega
}}^e</annotation>
  </semantics>
</math>
</file>